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bfb" officeooo:paragraph-rsid="0017bbfb"/>
    </style:style>
    <style:style style:name="P2" style:family="paragraph" style:parent-style-name="Standard">
      <style:paragraph-properties fo:text-align="center" style:justify-single-word="false"/>
      <style:text-properties fo:font-size="14pt" officeooo:rsid="0017bbfb" officeooo:paragraph-rsid="0017bbfb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Henrico Nardelli Bela</text:p>
      <text:p text:style-name="P1">RM: 95985</text:p>
      <text:p text:style-name="P1"/>
      <text:p text:style-name="P1"/>
      <text:p text:style-name="P2">Checkpoint 1 – Estatística computacional com R - 2<text:span text:style-name="T1">o</text:span> Semestre</text:p>
      <text:p text:style-name="P1"/>
      <text:p text:style-name="P1"/>
      <text:p text:style-name="P1"/>
      <text:p text:style-name="P1">1 – Resposta: B</text:p>
      <text:p text:style-name="P1"/>
      <text:p text:style-name="P1">2 – Resposta: A</text:p>
      <text:p text:style-name="P1"/>
      <text:p text:style-name="P1">3 – Resposta: A</text:p>
      <text:p text:style-name="P1"/>
      <text:p text:style-name="P1">4 – Resposta: B</text:p>
      <text:p text:style-name="P1"/>
      <text:p text:style-name="P1">5 – Resposta: A</text:p>
      <text:p text:style-name="P1"/>
      <text:p text:style-name="P1">6 – Resposta: 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1:59:51.748146596</meta:creation-date>
    <dc:date>2022-08-03T12:03:47.642155236</dc:date>
    <meta:editing-duration>PT3M56S</meta:editing-duration>
    <meta:editing-cycles>1</meta:editing-cycles>
    <meta:document-statistic meta:table-count="0" meta:image-count="0" meta:object-count="0" meta:page-count="1" meta:paragraph-count="9" meta:word-count="33" meta:character-count="187" meta:non-whitespace-character-count="156"/>
    <meta:generator>LibreOffice/6.4.7.2$Linux_X86_64 LibreOffice_project/40$Build-2</meta:generator>
  </office:meta>
</office:document-meta>
</file>